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5287"/>
    </style:style>
    <style:style style:name="P2" style:family="paragraph" style:parent-style-name="Preformatted_20_Text">
      <style:text-properties fo:font-variant="normal" fo:text-transform="none" fo:color="#24292f" style:font-name="Liberation Mono" fo:font-size="9pt" fo:letter-spacing="normal" fo:font-style="normal" fo:font-weight="normal" officeooo:paragraph-rsid="00045287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" style:family="text">
      <style:text-properties officeooo:rsid="00045287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 1.</text:p>
      <text:p text:style-name="Preformatted_20_Text"/>
      <text:p text:style-name="Preformatted_20_Text"><text:s/>Student(STdNo(primary key),StdAddress,StdCity,StdZip,StdEmail)</text:p>
      <text:p text:style-name="P1"><text:s/></text:p>
      <text:p text:style-name="P1">Institution(InstId(primary key),InstName,InstMascot)</text:p>
      <text:p text:style-name="P1"><text:s/></text:p>
      <text:p text:style-name="P1">Lender(LenderNo(primary key),LendName)</text:p>
      <text:p text:style-name="P1"><text:s/>Loan(LOanNo(primary key),ProcDate,DisbMethod,DisbBank,DateAuth,NoteValue,Subsidized,Rate)</text:p>
      <text:p text:style-name="P2">FOREIGN KEY(StdNo) REFERENCES Student</text:p>
      <text:p text:style-name="P2">FOREIGN KEY(InstID) REFERENCES Institution</text:p>
      <text:p text:style-name="P2">FOREIGN KEY(LenderNo) REFERENCES Lender</text:p>
      <text:p text:style-name="P2"><text:span text:style-name="T2">InstID </text:span>NOT NULL</text:p>
      <text:p text:style-name="P2"><text:span text:style-name="T2">LendorNo </text:span>NOT NULL</text:p>
      <text:p text:style-name="P1"><text:s/></text:p>
      <text:p text:style-name="P1"><text:s/>DisburseLine(datesent,amount,origfee,GuarFee)<text:span text:style-name="T2">F</text:span><text:span text:style-name="T1">OREIGN KEY(LoanNo) REFERENCES Loan</text:span></text:p>
      <text:p text:style-name="Preformatted_20_Text"><text:s/></text:p>
      <text:p text:style-name="Preformatted_20_Text"><text:s/>Conversion rules- use the entity type rule to convert entity type</text:p>
      <text:p text:style-name="Preformatted_20_Text"><text:s/></text:p>
      <text:p text:style-name="Preformatted_20_Text"><text:s/></text:p>
      <text:p text:style-name="P3"><text:s/>PROBLEM 2.</text:p>
      <text:p text:style-name="Preformatted_20_Text"><text:s/>Student(STdNo(primary key),StdAddress,StdCity,StdZip,StdEmail)</text:p>
      <text:p text:style-name="Preformatted_20_Text"><text:s/></text:p>
      <text:p text:style-name="Preformatted_20_Text"><text:s/>Institution(InstId(primary key),InstName,InstMascot)</text:p>
      <text:p text:style-name="Preformatted_20_Text"><text:s/></text:p>
      <text:p text:style-name="Preformatted_20_Text"><text:s/>Lender(LenderNo(primary key),LendName)</text:p>
      <text:p text:style-name="Preformatted_20_Text"><text:s/></text:p>
      <text:p text:style-name="Preformatted_20_Text"><text:s/>Loan(LOanNo(primary key),StdNo(foreign key),InstId(Foreign key),LenderNo(Foreign key) ProcDate,DisbMethod,DisbBank,DateAuth,NoteValue,Subsidized,Rate)</text:p>
      <text:p text:style-name="Preformatted_20_Text">FOREIGN KEY(StdNo) REFERENCES Student</text:p>
      <text:p text:style-name="Preformatted_20_Text">FOREIGN KEY(InstId) REFERENCES Institution</text:p>
      <text:p text:style-name="Preformatted_20_Text">FOREIGN KEY(LenderNo) REFERENCES Lender</text:p>
      <text:p text:style-name="Preformatted_20_Text"><text:s/></text:p>
      <text:p text:style-name="Preformatted_20_Text"><text:s/></text:p>
      <text:p text:style-name="Preformatted_20_Text"><text:s/>DisburseLine(datesent,LoanNo(Foreign key,amount,origfee,GuarFee)</text:p>
      <text:p text:style-name="Preformatted_20_Text"><text:s/>FOREIGN KEY(LoanNo) REFERENCES Loan</text:p>
      <text:p text:style-name="Preformatted_20_Text"><text:s/></text:p>
      <text:p text:style-name="Preformatted_20_Text"><text:s/>Conversion rules- </text:p>
      <text:p text:style-name="Preformatted_20_Text"><text:s/>1).use the entity type rule to convert entity type</text:p>
      <text:p text:style-name="Preformatted_20_Text"><text:s/>2).use the 1-m relationship rule for all relationships</text:p>
      <text:p text:style-name="Preformatted_20_Text"><text:s/></text:p>
      <text:p text:style-name="Preformatted_20_Text"><text:s/></text:p>
      <text:p text:style-name="Preformatted_20_Text"><text:s/><text:span text:style-name="T3">PROBLEM 3.</text:span></text:p>
      <text:p text:style-name="Preformatted_20_Text"><text:s/>Student(STdNo(primary key),StdAddress,StdCity,StdZip,StdEmail)</text:p>
      <text:p text:style-name="Preformatted_20_Text"><text:s/></text:p>
      <text:p text:style-name="Preformatted_20_Text"><text:s/>Institution(InstId(primary key),InstName,InstMascot)</text:p>
      <text:p text:style-name="Preformatted_20_Text"><text:s/></text:p>
      <text:p text:style-name="Preformatted_20_Text"><text:s/>Lender(LenderNo(primary key),LendName)</text:p>
      <text:p text:style-name="Preformatted_20_Text"><text:s/></text:p>
      <text:p text:style-name="Preformatted_20_Text"><text:s/>Loan(LOanNo(primary key),StdNo(foreign key),InstId(Foreign key),LenderNo(Foreign key) ProcDate,DisbMethod,DisbBank,DateAuth,NoteValue,Subsidized,Rate)</text:p>
      <text:p text:style-name="Preformatted_20_Text">FOREIGN KEY(StdNo) REFERENCES Student</text:p>
      <text:p text:style-name="Preformatted_20_Text">FOREIGN KEY(InstId) REFERENCES Institution</text:p>
      <text:p text:style-name="Preformatted_20_Text">FOREIGN KEY(LenderNo) REFERENCES Lender</text:p>
      <text:p text:style-name="Preformatted_20_Text"><text:s/>StdNo <text:s/>NOT NULL</text:p>
      <text:p text:style-name="Preformatted_20_Text"><text:s/>InstId <text:s/>NOT NULL</text:p>
      <text:p text:style-name="Preformatted_20_Text"><text:s/>LenderNo <text:s/>NOT NULL</text:p>
      <text:p text:style-name="Preformatted_20_Text"><text:s/></text:p>
      <text:p text:style-name="Preformatted_20_Text"><text:s/>DisburseLine(datesent,LoanNo(Foreign key,amount,origfee,GuarFee)</text:p>
      <text:p text:style-name="Preformatted_20_Text"><text:s/>FOREIGN KEY(LoanNo) REFERENCES Loan</text:p>
      <text:p text:style-name="Preformatted_20_Text"><text:s/></text:p>
      <text:p text:style-name="Preformatted_20_Text"><text:s/>Conversion rules- </text:p>
      <text:p text:style-name="Preformatted_20_Text"><text:soft-page-break/><text:s/>1).use the entity type rule to convert entity type</text:p>
      <text:p text:style-name="Preformatted_20_Text"><text:s/>2).use the 1-m relationship rule for all relationships</text:p>
      <text:p text:style-name="Preformatted_20_Text"><text:s/>3).Use the M-N relationship rule(not needed).</text:p>
      <text:p text:style-name="Preformatted_20_Text"><text:s/></text:p>
      <text:p text:style-name="P3"><text:s/></text:p>
      <text:p text:style-name="P3"><text:s/>PROBLEM 4.</text:p>
      <text:p text:style-name="Preformatted_20_Text"><text:s/>Student(STdNo(primary key),StdAddress,StdCity,StdZip,StdEmail)</text:p>
      <text:p text:style-name="Preformatted_20_Text"><text:s/></text:p>
      <text:p text:style-name="Preformatted_20_Text"><text:s/>Institution(InstId(primary key),InstName,InstMascot)</text:p>
      <text:p text:style-name="Preformatted_20_Text"><text:s/></text:p>
      <text:p text:style-name="Preformatted_20_Text"><text:s/>Lender(LenderNo(primary key),LendName)</text:p>
      <text:p text:style-name="Preformatted_20_Text"><text:s/></text:p>
      <text:p text:style-name="Preformatted_20_Text"><text:s/>Loan(LOanNo(primary key),StdNo(foreign key),InstId(Foreign key),LenderNo(Foreign key) ProcDate,DisbMethod,DisbBank,DateAuth,NoteValue,Subsidized,Rate)</text:p>
      <text:p text:style-name="Preformatted_20_Text">FOREIGN KEY(StdNo) REFERENCES Student</text:p>
      <text:p text:style-name="Preformatted_20_Text">FOREIGN KEY(InstId) REFERENCES Institution</text:p>
      <text:p text:style-name="Preformatted_20_Text">FOREIGN KEY(LenderNo) REFERENCES Lender</text:p>
      <text:p text:style-name="Preformatted_20_Text"><text:s/>StdNo <text:s/>NOT NULL</text:p>
      <text:p text:style-name="Preformatted_20_Text"><text:s/>InstId <text:s/>NOT NULL</text:p>
      <text:p text:style-name="Preformatted_20_Text"><text:s/>LenderNo <text:s/>NOT NULL</text:p>
      <text:p text:style-name="Preformatted_20_Text"><text:s/></text:p>
      <text:p text:style-name="Preformatted_20_Text"><text:s/>DisburseLine(datesent(primary key),LoanNo(Foreign key),amount,origfee,GuarFee)</text:p>
      <text:p text:style-name="Preformatted_20_Text"><text:s/>FOREIGN KEY(LoanNo) REFERENCES Loan</text:p>
      <text:p text:style-name="Preformatted_20_Text"><text:s/></text:p>
      <text:p text:style-name="Preformatted_20_Text"><text:s/>Conversion rules- </text:p>
      <text:p text:style-name="Preformatted_20_Text"><text:s/>1).use the entity type rule to convert entity type</text:p>
      <text:p text:style-name="Preformatted_20_Text"><text:s/>2).use the 1-m relationship rule for all relationships</text:p>
      <text:p text:style-name="Preformatted_20_Text"><text:s/>3).Use the M-N relationship rule(not needed).</text:p>
      <text:p text:style-name="Preformatted_20_Text"><text:s/>4).Use the identification dependency rule to make LoanNo a component of the PK of DisburseLine. The PK of the DisburseLine table is a combination of LoanNo and DateSent. A not null constraint is not needed for DisburseLine.LoanNo because this column is part of the primary key of DisburseLine.</text:p>
      <text:p text:style-name="Preformatted_20_Text"/>
      <text:p text:style-name="Preformatted_20_Text"/>
      <text:p text:style-name="Preformatted_20_Text"/>
      <text:p text:style-name="Preformatted_20_Text"/>
      <text:p text:style-name="P3">PROBLEM 5. </text:p>
      <text:p text:style-name="Preformatted_20_Text"/>
      <text:p text:style-name="Preformatted_20_Text">Account(AccId(primary key),decAccNo(foreign key),AccName,Balance)</text:p>
      <text:p text:style-name="Preformatted_20_Text">FOREIGN KEY(decAccNo) REFERENCES Account.</text:p>
      <text:p text:style-name="Preformatted_20_Text"/>
      <text:p text:style-name="Preformatted_20_Text">Conversion rules- </text:p>
      <text:p text:style-name="Preformatted_20_Text"><text:s/>1).use the entity type rule to convert entity type</text:p>
      <text:p text:style-name="Preformatted_20_Text"><text:s/>2).use the 1-m relationship rule for the decomposed relationships.</text:p>
      <text:p text:style-name="Preformatted_20_Text"><text:s/></text:p>
      <text:p text:style-name="Preformatted_20_Text"><text:s/></text:p>
      <text:p text:style-name="P3"><text:s/>PROBLEM 6.</text:p>
      <text:p text:style-name="Preformatted_20_Text"><text:s/>Owner(OwnId,OwnName,OwnPhone)</text:p>
      <text:p text:style-name="Preformatted_20_Text"><text:s/>Property(PropId,BilName,UnitNo,Bdrms)</text:p>
      <text:p text:style-name="Preformatted_20_Text"><text:s/></text:p>
      <text:p text:style-name="Preformatted_20_Text"><text:s/>Shares(OwnId(foreign key),PropId(foreign key),StartWeek,EndWeek)</text:p>
      <text:p text:style-name="Preformatted_20_Text"><text:s/>FOREIGN KEY(OwnId) REFERENCES Owner</text:p>
      <text:p text:style-name="Preformatted_20_Text"><text:s/>FOREIGN KEY(PropId) REFERENCES Property</text:p>
      <text:p text:style-name="Preformatted_20_Text"/>
      <text:p text:style-name="Preformatted_20_Text"><text:s text:c="2"/>Conversion rules- </text:p>
      <text:p text:style-name="Preformatted_20_Text"><text:s/>1).use the entity type rule to convert entity type</text:p>
      <text:p text:style-name="P4"><text:s/>2).use the M-n relationship rule for Shares relationship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6:49:53.159098758</meta:creation-date>
    <dc:date>2022-04-07T16:57:59.161530374</dc:date>
    <meta:editing-duration>PT8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04" meta:word-count="338" meta:character-count="3668" meta:non-whitespace-character-count="3309"/>
  </office:meta>
</office:document-meta>
</file>